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0pt" officeooo:rsid="0005e44e" officeooo:paragraph-rsid="0005e44e" style:font-size-asian="10pt" style:font-size-complex="10pt"/>
    </style:style>
    <style:style style:name="P2" style:family="paragraph" style:parent-style-name="Text_20_body">
      <style:text-properties style:font-name="Liberation Sans" fo:font-size="10pt" officeooo:rsid="0005e44e" officeooo:paragraph-rsid="001b8994" style:font-size-asian="10pt" style:font-size-complex="10pt"/>
    </style:style>
    <style:style style:name="P3" style:family="paragraph" style:parent-style-name="Text_20_body">
      <style:text-properties style:font-name="Liberation Sans" fo:font-size="10pt" officeooo:rsid="00291b06" officeooo:paragraph-rsid="00291b06" style:font-size-asian="10pt" style:font-size-complex="10pt"/>
    </style:style>
    <style:style style:name="P4" style:family="paragraph" style:parent-style-name="Text_20_body">
      <style:text-properties style:font-name="Liberation Sans" fo:font-size="10pt" officeooo:rsid="0014f60b" officeooo:paragraph-rsid="00234993" style:font-size-asian="10pt" style:font-size-complex="10pt"/>
    </style:style>
    <style:style style:name="P5"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6" style:family="paragraph" style:parent-style-name="Text_20_body">
      <style:text-properties style:font-name="Liberation Sans" fo:font-size="10pt" officeooo:rsid="0017dd26" officeooo:paragraph-rsid="00361479" style:font-size-asian="10pt" style:font-size-complex="10pt"/>
    </style:style>
    <style:style style:name="P7" style:family="paragraph" style:parent-style-name="Text_20_body">
      <style:text-properties style:font-name="Liberation Sans" fo:font-size="10pt" officeooo:rsid="00047022" officeooo:paragraph-rsid="000c674f" style:font-size-asian="10pt" style:font-size-complex="10pt"/>
    </style:style>
    <style:style style:name="P8" style:family="paragraph" style:parent-style-name="Text_20_body">
      <style:text-properties style:font-name="Liberation Sans" fo:font-size="10pt" officeooo:rsid="0003295f" officeooo:paragraph-rsid="0003295f" style:font-size-asian="10pt" style:font-size-complex="10pt"/>
    </style:style>
    <style:style style:name="P9"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10" style:family="paragraph" style:parent-style-name="Heading_20_1">
      <style:text-properties style:font-name="Liberation Sans" officeooo:rsid="0003295f" officeooo:paragraph-rsid="0003295f"/>
    </style:style>
    <style:style style:name="P11" style:family="paragraph" style:parent-style-name="Heading_20_1">
      <style:text-properties style:font-name="Liberation Sans" officeooo:rsid="00047022" officeooo:paragraph-rsid="00047022"/>
    </style:style>
    <style:style style:name="P12" style:family="paragraph" style:parent-style-name="Heading_20_2">
      <style:text-properties style:font-name="Liberation Sans"/>
    </style:style>
    <style:style style:name="P13" style:family="paragraph" style:parent-style-name="Heading_20_2">
      <style:text-properties style:font-name="Liberation Sans" officeooo:rsid="00047022" officeooo:paragraph-rsid="00047022"/>
    </style:style>
    <style:style style:name="P14" style:family="paragraph" style:parent-style-name="Heading_20_2">
      <style:text-properties style:font-name="Liberation Sans" officeooo:rsid="00291b06" officeooo:paragraph-rsid="00291b06"/>
    </style:style>
    <style:style style:name="P15" style:family="paragraph" style:parent-style-name="Text_20_body" style:list-style-name="L1">
      <style:text-properties style:font-name="Liberation Sans" fo:font-size="10pt" officeooo:rsid="0003295f" officeooo:paragraph-rsid="0003295f" style:font-size-asian="10pt" style:font-size-complex="10pt"/>
    </style:style>
    <style:style style:name="P16" style:family="paragraph" style:parent-style-name="Text_20_body" style:list-style-name="L1">
      <style:text-properties style:font-name="Liberation Sans" fo:font-size="10pt" officeooo:rsid="00047022" officeooo:paragraph-rsid="001993f5" style:font-size-asian="10pt" style:font-size-complex="10pt"/>
    </style:style>
    <style:style style:name="P17" style:family="paragraph" style:parent-style-name="Text_20_body" style:list-style-name="L1">
      <style:text-properties style:font-name="Liberation Sans" fo:font-size="10pt" officeooo:rsid="000b7bc1" officeooo:paragraph-rsid="000b7bc1" style:font-size-asian="10pt" style:font-size-complex="10pt"/>
    </style:style>
    <style:style style:name="P18" style:family="paragraph" style:parent-style-name="Text_20_body">
      <style:text-properties style:font-name="Liberation Sans" officeooo:rsid="00402d14" officeooo:paragraph-rsid="0043011b"/>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style:text-outline="false" style:text-line-through-style="none" style:text-line-through-type="none" fo:font-size="10pt" fo:font-style="normal" fo:text-shadow="none" style:text-underline-style="none" fo:font-weight="normal" officeooo:rsid="00419109" style:font-size-asian="10pt" style:font-style-asian="normal" style:font-weight-asian="normal" style:text-emphasize="none"/>
    </style:style>
    <style:style style:name="T76" style:family="text">
      <style:text-properties style:text-outline="false" style:text-line-through-style="none" style:text-line-through-type="none" fo:font-size="10pt" fo:font-style="normal" fo:text-shadow="none" style:text-underline-style="none" fo:font-weight="normal" officeooo:rsid="0042ffcf" style:font-size-asian="10pt" style:font-style-asian="normal" style:font-weight-asian="normal" style:text-emphasize="none"/>
    </style:style>
    <style:style style:name="T77" style:family="text">
      <style:text-properties style:text-outline="false" style:text-line-through-style="none" style:text-line-through-type="none" fo:font-size="10pt" fo:font-style="normal" fo:text-shadow="none" style:text-underline-style="none" fo:font-weight="normal" officeooo:rsid="0043011b" style:font-size-asian="10pt" style:font-style-asian="normal" style:font-weight-asian="normal" style:text-emphasize="none"/>
    </style:style>
    <style:style style:name="T78" style:family="text">
      <style:text-properties style:text-outline="false" style:text-line-through-style="none" style:text-line-through-type="none" fo:font-size="10pt" fo:font-style="normal" fo:text-shadow="none" style:text-underline-style="none" fo:font-weight="normal" officeooo:rsid="004408db" style:font-size-asian="10pt" style:font-style-asian="normal" style:font-weight-asian="normal" style:text-emphasize="none"/>
    </style:style>
    <style:style style:name="T79" style:family="text">
      <style:text-properties style:text-outline="false" style:text-line-through-style="none" style:text-line-through-type="none" fo:font-size="10pt" fo:font-style="normal" fo:text-shadow="none" style:text-underline-style="none" fo:font-weight="normal" officeooo:rsid="0045bc97"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46d29b" style:font-size-asian="10pt" style:font-style-asian="normal" style:font-weight-asian="normal" style:text-emphasize="none"/>
    </style:style>
    <style:style style:name="T81" style:family="text">
      <style:text-properties style:text-outline="false" style:text-line-through-style="none" style:text-line-through-type="none" fo:font-size="10pt" fo:font-style="normal" fo:text-shadow="none" style:text-underline-style="none" fo:font-weight="normal" officeooo:rsid="00483be0" style:font-size-asian="10pt" style:font-style-asian="normal" style:font-weight-asian="normal" style:text-emphasize="none"/>
    </style:style>
    <style:style style:name="T82" style:family="text">
      <style:text-properties style:text-outline="false" style:text-line-through-style="none" style:text-line-through-type="none" fo:font-size="10pt" fo:font-style="normal" fo:text-shadow="none" style:text-underline-style="none" fo:font-weight="normal" officeooo:rsid="004b299c" style:font-size-asian="10pt" style:font-style-asian="normal" style:font-weight-asian="normal" style:text-emphasize="none"/>
    </style:style>
    <style:style style:name="T83" style:family="text">
      <style:text-properties style:text-outline="false" style:text-line-through-style="none" style:text-line-through-type="none" fo:font-size="10pt" fo:font-style="normal" fo:text-shadow="none" style:text-underline-style="none" fo:font-weight="normal" officeooo:rsid="004cbe29" style:font-size-asian="10pt" style:font-style-asian="normal" style:font-weight-asian="normal" style:text-emphasize="none"/>
    </style:style>
    <style:style style:name="T84" style:family="text">
      <style:text-properties style:text-outline="false" style:text-line-through-style="none" style:text-line-through-type="none" fo:font-size="10pt" fo:font-style="normal" fo:text-shadow="none" style:text-underline-style="none" fo:font-weight="normal" officeooo:rsid="004e66b7" style:font-size-asian="10pt" style:font-style-asian="normal" style:font-weight-asian="normal" style:text-emphasize="none"/>
    </style:style>
    <style:style style:name="T85" style:family="text">
      <style:text-properties style:text-outline="false" style:text-line-through-style="none" style:text-line-through-type="none" fo:font-size="10pt" fo:font-style="normal" fo:text-shadow="none" style:text-underline-style="none" fo:font-weight="normal" officeooo:rsid="0051b720" style:font-size-asian="10pt" style:font-style-asian="normal" style:font-weight-asian="normal" style:text-emphasize="none"/>
    </style:style>
    <style:style style:name="T86" style:family="text">
      <style:text-properties style:text-outline="false" style:text-line-through-style="none" style:text-line-through-type="none" fo:font-size="10pt" fo:font-style="normal" fo:text-shadow="none" style:text-underline-style="none" fo:font-weight="normal" officeooo:rsid="00419109" style:font-size-asian="10pt" style:font-style-asian="normal" style:font-weight-asian="normal" style:font-size-complex="10pt" style:text-emphasize="none"/>
    </style:style>
    <style:style style:name="T87" style:family="text">
      <style:text-properties fo:font-size="10pt" style:font-size-asian="10pt" style:font-size-complex="10pt"/>
    </style:style>
    <style:style style:name="T88" style:family="text">
      <style:text-properties fo:font-size="10pt" officeooo:rsid="0040f3bf" style:font-size-asian="10pt" style:font-size-complex="10pt"/>
    </style:style>
    <style:style style:name="T89" style:family="text">
      <style:text-properties fo:font-size="10pt" officeooo:rsid="00419109" style:font-size-asian="10pt" style:font-size-complex="10pt"/>
    </style:style>
    <style:style style:name="T90" style:family="text">
      <style:text-properties fo:font-size="10pt" officeooo:rsid="0043011b" style:font-size-asian="10pt" style:font-size-complex="10pt"/>
    </style:style>
    <style:style style:name="T91" style:family="text">
      <style:text-properties fo:font-size="10pt" officeooo:rsid="0051b720"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Prerequisites</text:h>
      <text:p text:style-name="P8">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0" text:outline-level="1">Songs</text:h>
      <text:list xml:id="list1004083291" text:style-name="L1">
        <text:list-item>
          <text:p text:style-name="P15">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5">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6">Touch: There is another encounter in the asteroid belt. <text:span text:style-name="T46">RT</text:span> goes hard on them because they accidentally have 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7"><text:soft-page-break/>Intro: The quiet way from Jupiter out past Pluto. <text:span text:style-name="T52">On the way, Stella </text:span><text:span text:style-name="T58">and Man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1" text:outline-level="1">Evacunation</text:h>
      <text:h text:style-name="P13" text:outline-level="2">Armageddon</text:h>
      <text:p text:style-name="P7">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ext:span><text:soft-page-break/><text:span text:style-name="T17">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text:span><text:soft-page-break/><text:span text:style-name="T21">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9"><text:soft-page-break/>Some religious freaks are preparing for Armageddon – ever so slowly realizing that they are right in the middle of it.</text:p>
      <text:h text:style-name="P13" text:outline-level="2">Agnus</text:h>
      <text:p text:style-name="P2">“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4"><text:soft-page-break/>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5"><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text:span><text:soft-page-break/><text:span text:style-name="T56">“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Just as the</text:span><text:span text:style-name="T62">y</text:span><text:span text:style-name="T57">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6"><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text:span><text:soft-page-break/><text:span text:style-name="T71">“No I took the emergency. I’m heading </text:span><text:span text:style-name="T72">for</text:span><text:span text:style-name="T71"> Findhorn”<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6"><text:span text:style-name="T39">“Everyone made it?” Arthur shouts to nobody in particular as he dashes into the hangar, Stella trailing behind him.<text:line-break/>“They are all in the ship except for Miyako.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oft-page-break/><text:span text:style-name="T41">“</text:span><text:span text:style-name="T42">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18"><text:span text:style-name="T87">When he comes to again, the ship is doing wild maneuvers and he </text:span><text:soft-page-break/><text:span text:style-name="T87">can hear Hudson and Greg screaming commands over the com. Mullu has passed out next to him, Spot still on her lap. “Status report.” he requests.<text:line-break/>“Went on a solid five g burn, now leaving the atmosphere. Manolo has passed out. Had to slow down </text:span><text:span text:style-name="T90">halfway through the exosphere </text:span><text:span text:style-name="T87">to dodge some of the torpedoes. </text:span><text:span text:style-name="T90">Now effectively burning on two g.</text:span><text:span text:style-name="T87">” </text:span><text:span text:style-name="T88">Hudson’s </text:span><text:span text:style-name="T87">signal ceases as the ship does a hard right twist. “Sorry boss. </text:span><text:span text:style-name="T88">Took a few minor blows.</text:span><text:span text:style-name="T87"> </text:span><text:span text:style-name="T90">Those assholes</text:span><text:span text:style-name="T87"> are serious about ending us. </text:span><text:span text:style-name="T88">Any idea why</text:span><text:span text:style-name="T87">?”<text:line-break/>“</text:span><text:span text:style-name="T88">Nope, I expected them to just give up when we shot out of the hangar. They are out of their minds.” </text:span><text:span text:style-name="T90">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t</text:span><text:span text:style-name="T91">e</text:span><text:span text:style-name="T90"> stupid to hand armed ships back over to earth.</text:span><text:span text:style-name="T88"><text:line-break/></text:span><text:span text:style-name="T89">(NOTE: Some calculations. Acceleration of 5g – 1g (have to subtract earth’s attraction here, at least at the beginning and probably until atmosphere has been left) = 40 m/s² = 0.04 km/s² → Function for distance is s = 0.5*a*t² = 0.02*t². Time to leave exosphere at full burn: t_ex = sqrt(</text:span><text:span text:style-name="T86">10 000 / 0.02) = 707</text:span><text:span text:style-name="T75"> s = 11.79 min. But also gravity at 10 000 km is less. </text:span><text:span text:style-name="T77">So let’s just assume the computer makes up for that and keeps effective acceleration at 4 g.</text:span><text:span text:style-name="T76"> </text:span><text:span text:style-name="T77">Now let’s say we go on a full burn for half of the distance only and then on 2 g. Here attraction from earth is already divided by four, so let’s neglect it or assume that the burn is automatically adjusted. </text:span><text:span text:style-name="T78">Start velocity for the second section is v_1 = a*t = 0.04*353.5 = 14.14 km/s. No we have s = v_1*t_end + 0.5*a_2*t²_end → t_end = (-v_1 +/- sqrt(v²_1+2*s*a_2)</text:span><text:span text:style-name="T80">)</text:span><text:span text:style-name="T78">/(a_2) = (-14.14 +/- 20) / 0.02 → Only positive </text:span><text:soft-page-break/><text:span text:style-name="T78">solution is </text:span><text:span text:style-name="T79">293 s = 4.88 min → Total time 16.67 min, while final velocity is v_end = v_1 + a_2*t_end = 14.14 + 0.02*293 = 20 km/s. If we then further accelerate with 10 m/s² </text:span><text:span text:style-name="T80">and mars is about s_m = 0.4 AU = 60 000 000 km away. s_m = v_0*t_m + 0.5*a_m*t²_m → t_m = (-v_0 +/- sqrt(v²_0 </text:span><text:span text:style-name="T81">+</text:span><text:span text:style-name="T80"> 2*s_m*a_m))/a_m = (-20 + sqr</text:span><text:span text:style-name="T81">t(400 + 2*60 000 000*0.01))/0.01 = (-20 + 1096)/0.01 = 107 563 s = 30 h. Velocity will then be a = 20 + 107 563*0.01 = 1 096 km/s.<text:line-break/></text:span><text:span text:style-name="T82">NOTE END – Let’s bring all of this to LaTeX/</text:span><text:span text:style-name="T83">LibreOffice </text:span><text:span text:style-name="T84">Calc<text:line-break/>“</text:span><text:span text:style-name="T85">We are almost through. Once we leave the exosphere, we should be safe and the ship can dodge whatever they might send after us.”</text:span></text:p>
      <text:h text:style-name="P12" text:outline-level="2">Touch</text:h>
      <text:p text:style-name="P1"><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necessary input. He isn’t human anymore, but has become one with the machine, transforming input into output. Small beads of sweat emerge from his forehead, but he has no time to wipe them away.</text:span></text:p>
      <text:h text:style-name="P14" text:outline-level="2">Intro</text:h>
      <text:p text:style-name="P3">Intro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7T10:55:17.627000000</dc:date>
    <meta:editing-duration>PT5H23M8S</meta:editing-duration>
    <meta:editing-cycles>38</meta:editing-cycles>
    <meta:generator>LibreOffice/7.1.6.2$Windows_X86_64 LibreOffice_project/0e133318fcee89abacd6a7d077e292f1145735c3</meta:generator>
    <meta:document-statistic meta:table-count="0" meta:image-count="0" meta:object-count="0" meta:page-count="11" meta:paragraph-count="23" meta:word-count="3552" meta:character-count="19597" meta:non-whitespace-character-count="16080"/>
  </office:meta>
</office:document-meta>
</file>